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intToPDF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rintToPDF</text:h>
                    <text:list>
                        <text:list-item>
                            <text:h text:style-name="Heading_20_2" text:outline-level="2">Description</text:h>
                        </text:list-item>
                    </text:list>
                </text:list-item>
            </text:list>

            <text:p text:style-name="Standard">It is used to print the content of the Widget. Currently, only printing of Tabulator widget is supported.</text:p>

            
                <text:list xml:id="list_PrintToPDF2" text:continue-numbering="true" text:continue-list="list_PrintToPDF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intToPDF6" text:continue-numbering="true" text:style-name="Outline">
                                                <text:list-item>
                                                    <text:list>
                                                        <text:list-item>
                                                            <text:list>
                                                                <text:list-item>
                                                                    <text:h text:style-name="Heading_20_3" text:outline-level="3">
                                                                        Widget
                                                                        <text:s text:c="4"/>
                                                                        <text:span text:style-name="T2">EXPRESSION (widget)</text:span>
                                                                    </text:h>
                                                                </text:list-item>
                                                            </text:list>
                                                        </text:list-item>
                                                    </text:list>
                                                </text:list-item>
                                            </text:list>
                                            <text:p text:style-name="Standard">Reference to the Tabulator widget. See <text:span text:style-name="backtick">Output widget handle</text:span> property to find out how to obtain this reference.</text:p>,
                                            <text:list xml:id="list_PrintToPDF7" text:continue-numbering="true" text:continue-list="list_PrintToPDF6" text:style-name="Outline">
                                                <text:list-item>
                                                    <text:list>
                                                        <text:list-item>
                                                            <text:list>
                                                                <text:list-item>
                                                                    <text:h text:style-name="Heading_20_3" text:outline-level="3">
                                                                        Options
                                                                        <text:s text:c="4"/>
                                                                        <text:span text:style-name="T2">EXPRESSION (json)</text:span>
                                                                    </text:h>
                                                                </text:list-item>
                                                            </text:list>
                                                        </text:list-item>
                                                    </text:list>
                                                </text:list-item>
                                            </text:list>
                                            <text:p text:style-name="Standard">You can specify following print options through JSON:</text:p>
                    <text:list xml:id="list_PrintToPDF8" text:style-name="List_20_1">
                        
                        <text:list-item>
                            <text:p text:style-name="List_20_1">
                                landscape boolean (optional) - Paper orientation.true for landscape, false for portrait. Defaults to false.
                            </text:p>
                            
                        </text:list-item>
                        
                    

                        <text:list-item>
                            <text:p text:style-name="List_20_1">
                                scale number(optional) - Scale of the webpage rendering. Defaults to 1.
                            </text:p>
                            
                        </text:list-item>
                        
                    

                        <text:list-item>
                            <text:p text:style-name="List_20_1">
                                pageSize string | Size (optional) - Specify page size of the generated PDF. Can be A0, A1, A2, A3, A4, A5, A6, Legal, Letter, Tabloid, Ledger, or an Object containing height and width in inches. Defaults to Letter.
                            </text:p>
                            
                        </text:list-item>
                        
                    

                        <text:list-item>
                            <text:p text:style-name="List_20_1">
                                margins Object (optional)
                            </text:p>
                            
                        </text:list-item>
                        
                        <text:list-item>
                            <text:p text:style-name="List_20_2">
                                marginType string | Size (optional) - Can be "default" or "custom".
                            </text:p>
                            
                        </text:list-item>
                        
                    

                        <text:list-item>
                            <text:p text:style-name="List_20_2">
                                top number (optional) - Top margin in inches. Defaults to 1cm (~0.4 inches).
                            </text:p>
                            
                        </text:list-item>
                        
                    

                        <text:list-item>
                            <text:p text:style-name="List_20_2">
                                bottom number (optional) - Bottom margin in inches. Defaults to 1cm (~0.4 inches).
                            </text:p>
                            
                        </text:list-item>
                        
                    

                        <text:list-item>
                            <text:p text:style-name="List_20_2">
                                left number (optional) - Left margin in inches. Defaults to 1cm (~0.4 inches).
                            </text:p>
                            
                        </text:list-item>
                        
                    

                        <text:list-item>
                            <text:p text:style-name="List_20_2">
                                right number (optional) - Right margin in inches. Defaults to 1cm (~0.4 inches).
                            </text:p>
                            
                        </text:list-item>
                        
                    
                    
                    </text:list>
                <text:p text:style-name="Standard">For example:</text:p><text:p text:style-name="cmd_code">{</text:p>,<text:p text:style-name="cmd_code"><text:tab/>landscape: true,</text:p>,<text:p text:style-name="cmd_code"><text:tab/>scale: 1,</text:p>,<text:p text:style-name="cmd_code"><text:tab/>pageSize: "A4",</text:p>,<text:p text:style-name="cmd_code"><text:tab/>margins: {</text:p>,<text:p text:style-name="cmd_code"><text:tab/><text:tab/>marginType: "custom",</text:p>,<text:p text:style-name="cmd_code"><text:tab/><text:tab/>top: 0.8,</text:p>,<text:p text:style-name="cmd_code"><text:tab/><text:tab/>bottom: 0.8,</text:p>,<text:p text:style-name="cmd_code"><text:tab/><text:tab/>left: 0.8,</text:p>,<text:p text:style-name="cmd_code"><text:tab/><text:tab/>right: 0.8</text:p>,<text:p text:style-name="cmd_code"><text:tab/>}</text:p>,<text:p text:style-name="cmd_cod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rintToPDF9" text:continue-numbering="true" text:continue-list="list_PrintToPDF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intToPDF10" text:continue-numbering="true" text:continue-list="list_PrintToPDF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rintToPDF11" text:continue-numbering="true" text:continue-list="list_PrintToPDF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rintToPDF12" text:continue-numbering="true" text:continue-list="list_PrintToPDF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intToPDF13" text:continue-numbering="true" text:continue-list="list_PrintToPDF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PrintToPDF3" text:continue-numbering="true" text:continue-list="list_PrintToPDF2" text:style-name="Outline">
                    <text:list-item>
                        <text:list>
                            <text:list-item>
                                <text:h text:style-name="Heading_20_2" text:outline-level="2">Inputs</text:h>
                            </text:list-item>
                        </text:list>
                    </text:list-item>
                </text:list>

                
                            <text:list xml:id="list_PrintToPDF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PrintToPDF4" text:continue-numbering="true" text:continue-list="list_PrintToPDF3" text:style-name="Outline">
                    <text:list-item>
                        <text:list>
                            <text:list-item>
                                <text:h text:style-name="Heading_20_2" text:outline-level="2">Outputs</text:h>
                            </text:list-item>
                        </text:list>
                    </text:list-item>
                </text:list>

                
                            <text:list xml:id="list_PrintToPDF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PrintToPDF5" text:continue-numbering="true" text:continue-list="list_PrintToPDF4" text:style-name="Outline">
                        <text:list-item>
                            <text:list>
                                <text:list-item>
                                    <text:h text:style-name="Heading_20_2" text:outline-level="2">Examples</text:h>
                                </text:list-item>
                            </text:list>
                        </text:list-item>
                    </text:list>
                    <text:p text:style-name="Standard"/>
                    
                    <text:list xml:id="list_PrintToPDF16" text:style-name="List_20_1">
                        
                        <text:list-item>
                            <text:p text:style-name="List_20_1_20_Start">
                                <text:span text:style-name="T1">Tabulator Example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